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I am an Android Developer with a strong passion for mobile development and a solid foundation in Kotlin and Jetpack Compose. My interest in software engineering started at a very early age and developed into a structured technical background through technical high school and a B.Sc. in Information Systems Engineering.</text:span></text:span></text:p>
      <text:p text:style-name="P1">In recent years, I have deliberately focused on strengthening my Android skills, building Kotlin-based applications, working with modern Android architecture, and continuously improving my understanding of clean, maintainable code. Developing Android applications is not only my professional goal but also something I genuinely enjoy.</text:p>
      <text:p text:style-name="P1">I am highly motivated to fully return to a software-focused role and contribute as an Android Developer. I am open to on-site work and eager to be part of a team where I can grow and deliver user-centered mobile applications.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20:38:12.804893000</meta:creation-date>
    <dc:date>2026-01-29T00:48:33.198839000</dc:date>
    <meta:editing-duration>PT1M1S</meta:editing-duration>
    <meta:editing-cycles>2</meta:editing-cycles>
    <meta:generator>LibreOffice/25.8.3.2$MacOSX_X86_64 LibreOffice_project/8ca8d55c161d602844f5428fa4b58097424e324e</meta:generator>
    <meta:document-statistic meta:table-count="0" meta:image-count="0" meta:object-count="0" meta:page-count="1" meta:paragraph-count="3" meta:word-count="134" meta:character-count="878" meta:non-whitespace-character-count="747"/>
  </office:meta>
</office:document-meta>
</file>